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a503" officeooo:paragraph-rsid="0000a50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a503" officeooo:paragraph-rsid="0000a50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étection de la LSF</text:p>
      <text:p text:style-name="P1"/>
      <text:p text:style-name="P1"/>
      <text:p text:style-name="P1">Exemple :</text:p>
      <text:p text:style-name="P1">Hand detection using multiple proposals </text:p>
      <text:p text:style-name="P1"><text:a xlink:type="simple" xlink:href="https://www.robots.ox.ac.uk/~vgg/research/hands/" text:style-name="Internet_20_link" text:visited-style-name="Visited_20_Internet_20_Link">https://www.robots.ox.ac.uk/~vgg/research/hands/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7T18:53:39.738000000</meta:creation-date>
    <dc:date>2022-02-07T18:54:35.979000000</dc:date>
    <meta:editing-duration>PT58S</meta:editing-duration>
    <meta:editing-cycles>2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4" meta:word-count="12" meta:character-count="116" meta:non-whitespace-character-count="107"/>
  </office:meta>
</office:document-meta>
</file>